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inkService.processEvent( Event event , StringBuffer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LinkService.getLinkURI( Event event , Boolean secur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LinkService.getRefreshLink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inkService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initBuffer( LinkInfo info , List events , Boolean 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getRefreshLinkURI( Boolean sec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LinkService.addEvent( StringBuffer buffer , Event event , boolean has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nkService.getLinkURI( List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get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LinkService.addParameterToLink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nkServic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nkService.addEventToLink( 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LinkService.getEventsMarshal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LinkService.addUniqueParameterToLink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nkService.initBuffer( LinkInfo info , Event event , Boolean 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getLinkURI( List events , Boolean secur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faultLinkServic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nkService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inkService.getLinkURI(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